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113.12mm"/>
    </style:style>
    <style:style style:name="co5" style:family="table-column">
      <style:table-column-properties fo:break-before="auto" style:column-width="33.32mm"/>
    </style:style>
    <style:style style:name="co6" style:family="table-column">
      <style:table-column-properties fo:break-before="auto" style:column-width="28.43mm"/>
    </style:style>
    <style:style style:name="co7" style:family="table-column">
      <style:table-column-properties fo:break-before="auto" style:column-width="46.69mm"/>
    </style:style>
    <style:style style:name="co8" style:family="table-column">
      <style:table-column-properties fo:break-before="auto" style:column-width="30.76mm"/>
    </style:style>
    <style:style style:name="co9" style:family="table-column">
      <style:table-column-properties fo:break-before="auto" style:column-width="27.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2.55mm" fo:break-before="auto" style:use-optimal-row-height="true"/>
    </style:style>
    <style:style style:name="ro3" style:family="table-row">
      <style:table-row-properties style:row-height="11.85mm" fo:break-before="auto" style:use-optimal-row-height="true"/>
    </style:style>
    <style:style style:name="ro4" style:family="table-row">
      <style:table-row-properties style:row-height="30.9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none"/>
    </style:style>
    <style:style style:name="ce4" style:family="table-cell" style:parent-style-name="Default">
      <style:table-cell-properties fo:border-bottom="0.06pt solid #000000" fo:border-left="0.06pt solid #000000" fo:border-right="none" fo:border-top="none"/>
    </style:style>
    <style:style style:name="ce5" style:family="table-cell" style:parent-style-name="Default">
      <style:table-cell-properties fo:border-bottom="none" fo:border-left="0.06pt solid #000000" fo:border-right="none" fo:border-top="0.06pt solid #000000"/>
    </style:style>
    <style:style style:name="ce6" style:family="table-cell" style:parent-style-name="Default">
      <style:table-cell-properties fo:border-bottom="0.06pt solid #000000" fo:border-left="none" fo:border-right="none" fo:border-top="none"/>
    </style:style>
    <style:style style:name="ce7" style:family="table-cell" style:parent-style-name="Default">
      <style:table-cell-properties fo:border-bottom="none" fo:border-left="none" fo:border-right="none" fo:border-top="0.06pt solid #000000"/>
    </style:style>
    <style:style style:name="ce8" style:family="table-cell" style:parent-style-name="Default" style:data-style-name="N11">
      <style:table-cell-properties fo:border-bottom="none" fo:border-left="none" fo:border-right="0.06pt solid #000000" fo:border-top="none"/>
    </style:style>
    <style:style style:name="ce9" style:family="table-cell" style:parent-style-name="Default">
      <style:table-cell-properties fo:border-bottom="0.06pt solid #000000" fo:border-left="none" fo:border-right="0.06pt solid #000000" fo:border-top="none"/>
    </style:style>
    <style:style style:name="ce10" style:family="table-cell" style:parent-style-name="Default" style:data-style-name="N11">
      <style:table-cell-properties fo:border-bottom="none" fo:border-left="none" fo:border-right="0.06pt solid #000000" fo:border-top="0.06pt solid #000000"/>
    </style:style>
    <style:style style:name="ce19" style:family="table-cell" style:parent-style-name="Default">
      <style:table-cell-properties fo:border-bottom="none"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9"/>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row>
        <table:table-row table:style-name="ro2">
          <table:table-cell table:style-name="ce3" office:value-type="string" calcext:value-type="string">
            <text:p>http://www.superstringtheory.com/basics/basic5.html</text:p>
          </table:table-cell>
          <table:table-cell table:style-name="Default" office:value-type="string" calcext:value-type="string">
            <text:p>String Theory Official web site</text:p>
          </table:table-cell>
          <table:table-cell table:style-name="Default" office:value-type="string" calcext:value-type="string">
            <text:p>Educational Blog</text:p>
          </table:table-cell>
          <table:table-cell table:style-name="Default" office:value-type="string" calcext:value-type="string">
            <text:p>Patricia Schwarz</text:p>
          </table:table-cell>
          <table:table-cell table:style-name="Default" office:value-type="string" calcext:value-type="string">
            <text:p>There are five kinds of superstring theories, shown in the table below. </text:p>
            <text:p>. The final question for making a string theory should be: can I do quantum mechanics sensibly? For bosonic strings, this question is only answered in the affirmative if the spacetime dimensions number 26. For superstrings we can whittle it down to 10. How we get down to the four spacetime dimensions we observe in our world is another story. A Brief Table of String Theories</text:p>
            <text:p/>
            <text:p>TypeSpacetime</text:p>
            <text:p>DimensionsDetails</text:p>
            <text:p>Bosonic26Only bosons, no fermions means only forces, no matter, with both open and closed strings. Major flaw: a particle with imaginary mass, called the tachyon</text:p>
            <text:p>I10Supersymmetry between forces and matter, with both open and closed strings, no tachyon, group symmetry is SO(32)</text:p>
            <text:p>IIA10Supersymmetry between forces and matter, with closed strings only, no tachyon, massless fermions spin both ways (nonchiral)</text:p>
            <text:p>IIB10Supersymmetry between forces and matter, with closed strings only, no tachyon, massless fermions only spin one way (chiral)</text:p>
            <text:p>HO10Supersymmetry between forces and matter, with closed strings only, no tachyon, heterotic, meaning right moving and left moving strings differ, group symmetry is SO(32)</text:p>
            <text:p>HE10Supersymmetry between forces and matter, with closed strings only, no tachyon, heterotic, meaning right moving and left moving strings differ, group symmetry is E8 x E8</text:p>
          </table:table-cell>
          <table:table-cell table:style-name="Default" office:value-type="string" calcext:value-type="string">
            <text:p>English</text:p>
          </table:table-cell>
          <table:table-cell table:style-name="Default" office:value-type="string" calcext:value-type="string">
            <text:p>String Theory predicts 6 more dimensions</text:p>
          </table:table-cell>
          <table:table-cell table:style-name="Default" office:value-type="string" calcext:value-type="string">
            <text:p>english</text:p>
          </table:table-cell>
          <table:table-cell table:style-name="Default" office:value-type="string" calcext:value-type="string">
            <text:p>reliable</text:p>
          </table:table-cell>
          <table:table-cell table:style-name="Default"/>
          <table:table-cell table:style-name="ce8" office:value-type="percentage" office:value="1" calcext:value-type="percentage">
            <text:p>100.00%</text:p>
          </table:table-cell>
        </table:table-row>
        <table:table-row table:style-name="ro1">
          <table:table-cell table:number-columns-repeated="11"/>
        </table:table-row>
        <table:table-row table:style-name="ro3">
          <table:table-cell table:style-name="ce5" office:value-type="string" calcext:value-type="string">
            <text:p><text:a xlink:href="https://www.universetoday.com/48619/a-universe-of-10-dimensions/" xlink:type="simple">https://www.universetoday.com/48619/a-universe-of-10-dimensions/</text:a></text:p>
          </table:table-cell>
          <table:table-cell table:style-name="ce7" office:value-type="string" calcext:value-type="string">
            <text:p>space and astronomy website</text:p>
          </table:table-cell>
          <table:table-cell table:style-name="ce7" office:value-type="string" calcext:value-type="string">
            <text:p>Educational Article</text:p>
          </table:table-cell>
          <table:table-cell table:style-name="ce7" office:value-type="string" calcext:value-type="string">
            <text:p>Universe Today</text:p>
          </table:table-cell>
          <table:table-cell table:style-name="ce7" office:value-type="string" calcext:value-type="string">
            <text:p>The existence of these additional six dimensions which we cannot perceive is necessary for String Theory in order for their to be consistency in nature. The fact that we can perceive only four dimensions of space can be explained by one of two mechanisms: either the extra dimensions are compactified on a very small scale, or else our world may live on a 3-dimensional submanifold corresponding to a brane, on which all known particles besides gravity would be restricted (aka. brane theory).</text:p>
            <text:p/>
            <text:p>If the extra dimensions are compactified, then the extra six dimensions must be in the form of a Calabi–Yau manifold (shown above). While imperceptible as far as our senses are concerned, they would have governed the formation of the universe from the very beginning. Hence why scientists believe that peering back through time, using telescopes to spot light from the early universe (i.e. billions of years ago), they might be able to see how the existence of these additional dimensions could have influenced the evolution of the cosmos.</text:p>
          </table:table-cell>
          <table:table-cell table:style-name="ce7" office:value-type="string" calcext:value-type="string">
            <text:p>English</text:p>
          </table:table-cell>
          <table:table-cell table:style-name="ce7" office:value-type="string" calcext:value-type="string">
            <text:p>String Theory predicts 6 more dimensions</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0" office:value-type="percentage" office:value="0.9" calcext:value-type="percentage">
            <text:p>90.00%</text:p>
          </table:table-cell>
        </table:table-row>
        <table:table-row table:style-name="ro1">
          <table:table-cell table:number-columns-repeated="11"/>
        </table:table-row>
        <table:table-row table:style-name="ro4">
          <table:table-cell table:style-name="ce5" office:value-type="string" calcext:value-type="string">
            <text:p><text:a xlink:href="https://plus.maths.org/content/10-dimensions-and-more-string-theory" xlink:type="simple">https://plus.maths.org/content/10-dimensions-and-more-string-theory</text:a></text:p>
          </table:table-cell>
          <table:table-cell table:style-name="ce7" office:value-type="string" calcext:value-type="string">
            <text:p>Online Magazine about maths and science</text:p>
          </table:table-cell>
          <table:table-cell table:style-name="ce7" office:value-type="string" calcext:value-type="string">
            <text:p><text:s/>Educational Article</text:p>
          </table:table-cell>
          <table:table-cell table:style-name="ce7" office:value-type="string" calcext:value-type="string">
            <text:p>Plus Math</text:p>
          </table:table-cell>
          <table:table-cell table:style-name="ce7" office:value-type="string" calcext:value-type="string">
            <text:p> string theory has one very unique consequence that no other theory of physics before has had: it predicts the number of dimensions of spacetime. For the mathematics of string theory to be consistent, the number of dimensions of spacetime must be 10.This is all very interesting theoretically but can we ever hope to have proof that these other dimensions exist? To understand how you can observe extra dimensions consider the following two laws. The gravitational force between two massive bodies is:</text:p>
            <text:p/>
            <text:p> \[  F=\frac{GMm}{r^2}  \]  </text:p>
            <text:p>where $G$ is the gravitational constant, $M$ and $m$ are the masses of the two bodies and $r$ is the distance between them. The electrostatic force between two charges is:</text:p>
            <text:p> \[  F=\frac{k_ e q_1 q_2}{r^2}  \]  </text:p>
            <text:p>where $k_ e$ is Coulomb's constant,  $q_1$ and $q_2$ are the charges and $r$ is the distance between them. What do you notice about both of these laws? Both of these forces follow the inverse square law: the magnitude of the force is proportional to $1/r^2$, the inverse of the distance squared. This $1/r^2$ relationship is tied to there being three spatial dimensions. If you are in $d$ spatial dimensions then these forces between two objects are proportional to $1/r^{d-1}$. So in three space dimensions forces are proportional to$1/r^2$; in the nine space dimensions of string theory they're proportional to $1/r^8$.</text:p>
            <text:p/>
            <text:p>Physicists look for deviances from the inverse square law when they are looking for evidence of extra dimensions. It's very hard to do these sorts of experiments, however, as to observe any deviations you need to conduct them at distances which are incredibly small. Suppose we do have nine spatial dimensions and some of those dimensions are curled up. If you're working at distances that are much bigger than the curled up dimensions then the law looks like $1/r^2$. And when you're working at distances that are much smaller than the curled up dimensions the law looks like $1/r^8$. The principal forces will change as you reduce experimental distances and the transition occurs at distances the size of the curled dimensions. So in principle we could observe these extra dimensions but in practice is depends on how small the dimensions really are.</text:p>
          </table:table-cell>
          <table:table-cell table:style-name="ce7" office:value-type="string" calcext:value-type="string">
            <text:p>English</text:p>
          </table:table-cell>
          <table:table-cell table:style-name="ce7" office:value-type="string" calcext:value-type="string">
            <text:p>String Theory predicts 6 more dimensions</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0" office:value-type="percentage" office:value="1" calcext:value-type="percentage">
            <text:p>100.00%</text:p>
          </table:table-cell>
        </table:table-row>
        <table:table-row table:style-name="ro1">
          <table:table-cell table:style-name="ce3"/>
          <table:table-cell table:style-name="Default" table:number-columns-repeated="9"/>
          <table:table-cell table:style-name="ce19"/>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6">00/00/0000</text:date>, <text:time style:data-style-name="N2" text:time-value="08:51:12.93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4-26T08:51:31.947000000</dc:date>
    <meta:editing-duration>PT11M25S</meta:editing-duration>
    <meta:editing-cycles>5</meta:editing-cycles>
    <meta:generator>LibreOffice/5.3.2.2$Windows_x86 LibreOffice_project/6cd4f1ef626f15116896b1d8e1398b56da0d0ee1</meta:generator>
    <meta:document-statistic meta:table-count="1" meta:cell-count="41" meta:object-count="0"/>
  </office:meta>
</office:document-meta>
</file>